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ní" style:master-page-name="MP0" style:family="paragraph">
      <style:paragraph-properties fo:break-before="page" fo:text-align="center" fo:margin-bottom="0in"/>
      <style:text-properties fo:font-size="14pt" style:font-size-asian="14pt" style:font-size-complex="14pt"/>
    </style:style>
    <style:style style:name="P2" style:parent-style-name="Normální" style:family="paragraph">
      <style:paragraph-properties fo:text-align="end" fo:margin-bottom="0in"/>
    </style:style>
    <style:style style:name="P3" style:parent-style-name="Normální" style:family="paragraph">
      <style:paragraph-properties fo:text-align="end"/>
    </style:style>
    <style:style style:name="P4" style:parent-style-name="Normální" style:family="paragraph">
      <style:text-properties fo:font-size="14pt" style:font-size-asian="14pt" style:font-size-complex="14pt"/>
    </style:style>
    <style:style style:name="P5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6" style:parent-style-name="Normální" style:family="paragraph">
      <style:text-properties fo:font-size="14pt" style:font-size-asian="14pt" style:font-size-complex="14pt"/>
    </style:style>
    <style:style style:name="P7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8" style:parent-style-name="Normální" style:family="paragraph">
      <style:paragraph-properties fo:text-align="end" fo:margin-bottom="0in"/>
    </style:style>
    <style:style style:name="P9" style:parent-style-name="Normální" style:family="paragraph">
      <style:paragraph-properties fo:text-align="end"/>
    </style:style>
    <style:style style:name="P10" style:parent-style-name="Normální" style:family="paragraph">
      <style:text-properties fo:font-size="14pt" style:font-size-asian="14pt" style:font-size-complex="14pt"/>
    </style:style>
    <style:style style:name="P11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12" style:parent-style-name="Normální" style:family="paragraph">
      <style:text-properties fo:font-size="14pt" style:font-size-asian="14pt" style:font-size-complex="14pt"/>
    </style:style>
    <style:style style:name="P13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14" style:parent-style-name="Normální" style:family="paragraph">
      <style:paragraph-properties fo:text-align="end" fo:margin-bottom="0in"/>
    </style:style>
    <style:style style:name="P15" style:parent-style-name="Normální" style:family="paragraph">
      <style:paragraph-properties fo:text-align="end"/>
    </style:style>
    <style:style style:name="P16" style:parent-style-name="Normální" style:family="paragraph">
      <style:text-properties fo:font-size="14pt" style:font-size-asian="14pt" style:font-size-complex="14pt"/>
    </style:style>
    <style:style style:name="P17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18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19" style:parent-style-name="Normální" style:family="paragraph">
      <style:paragraph-properties fo:text-align="end" fo:margin-bottom="0in"/>
    </style:style>
    <style:style style:name="P20" style:parent-style-name="Normální" style:family="paragraph">
      <style:paragraph-properties fo:text-align="end"/>
    </style:style>
    <style:style style:name="P21" style:parent-style-name="Normální" style:family="paragraph">
      <style:text-properties fo:font-size="14pt" style:font-size-asian="14pt" style:font-size-complex="14pt"/>
    </style:style>
    <style:style style:name="P22" style:parent-style-name="Normální" style:family="paragraph">
      <style:paragraph-properties fo:break-before="page"/>
      <style:text-properties fo:font-size="14pt" style:font-size-asian="14pt" style:font-size-complex="14pt"/>
    </style:style>
    <style:style style:name="P23" style:parent-style-name="Normální" style:family="paragraph">
      <style:paragraph-properties fo:text-align="center" fo:margin-bottom="0in"/>
      <style:text-properties fo:font-size="14pt" style:font-size-asian="14pt" style:font-size-complex="14pt"/>
    </style:style>
    <style:style style:name="P24" style:parent-style-name="Normální" style:family="paragraph">
      <style:paragraph-properties fo:text-align="end" fo:margin-bottom="0in"/>
    </style:style>
    <style:style style:name="P25" style:parent-style-name="Normální" style:family="paragraph">
      <style:paragraph-properties fo:text-align="end"/>
    </style:style>
    <style:style style:name="P26" style:parent-style-name="Normální" style:family="paragraph">
      <style:text-properties fo:font-size="14pt" style:font-size-asian="14pt" style:font-size-complex="14pt"/>
    </style:style>
    <style:style style:name="P27" style:parent-style-name="Normální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IV003 -<text:s/>SADA<text:s/>2</text:p>
      <text:p text:style-name="P2">Řešitelé: Tomáš Skopal (374549)</text:p>
      <text:p text:style-name="P3">Vojtěch Bělovský (374032)</text:p>
      <text:p text:style-name="P4">Příklad 1</text:p>
      <text:p text:style-name="P5"/>
      <text:p text:style-name="P6"/>
      <text:p text:style-name="P7">IV003 -<text:s/>SADA<text:s/>2</text:p>
      <text:p text:style-name="P8">Řešitelé: Tomáš Skopal (374549)</text:p>
      <text:p text:style-name="P9">Vojtěch Bělovský (374032)</text:p>
      <text:p text:style-name="P10">Příklad 2</text:p>
      <text:p text:style-name="P11"/>
      <text:p text:style-name="P12"/>
      <text:p text:style-name="P13">IV003 -<text:s/>SADA 2</text:p>
      <text:p text:style-name="P14">Řešitelé: Tomáš Skopal (374549)</text:p>
      <text:p text:style-name="P15">Vojtěch Bělovský (374032)</text:p>
      <text:p text:style-name="P16">Příklad 3</text:p>
      <text:p text:style-name="P17"/>
      <text:soft-page-break/>
      <text:p text:style-name="P18">IV003 -<text:s/>SADA 2</text:p>
      <text:p text:style-name="P19">Řešitelé: Tomáš Skopal (374549)</text:p>
      <text:p text:style-name="P20">Vojtěch Bělovský (374032)</text:p>
      <text:p text:style-name="P21">Příklad 4</text:p>
      <text:p text:style-name="P22"/>
      <text:soft-page-break/>
      <text:p text:style-name="P23">IV003 - SADA 2</text:p>
      <text:p text:style-name="P24">Řešitelé: Tomáš Skopal (374549)</text:p>
      <text:p text:style-name="P25">Vojtěch Bělovský (374032)</text:p>
      <text:p text:style-name="P26">Příklad 5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Zástupnýtext" style:display-name="Zástupný text" style:family="text" style:parent-style-name="Standardnípísmoodstavce">
      <style:text-properties fo:color="#808080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o</meta:initial-creator>
    <dc:creator>Tomo</dc:creator>
    <meta:creation-date>2014-04-13T12:38:00Z</meta:creation-date>
    <dc:date>2014-04-13T12:38:00Z</dc:date>
    <meta:template xlink:href="Normal" xlink:type="simple"/>
    <meta:editing-cycles>2</meta:editing-cycles>
    <meta:editing-duration>PT60S</meta:editing-duration>
    <meta:document-statistic meta:page-count="5" meta:paragraph-count="1" meta:word-count="61" meta:character-count="425" meta:row-count="3" meta:non-whitespace-character-count="365"/>
  </office:meta>
</office:document-meta>
</file>